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a04e" officeooo:paragraph-rsid="0011a04e"/>
    </style:style>
    <style:style style:name="P2" style:family="paragraph" style:parent-style-name="Standard">
      <style:text-properties officeooo:rsid="00136232" officeooo:paragraph-rsid="00136232"/>
    </style:style>
    <style:style style:name="P3" style:family="paragraph" style:parent-style-name="Standard">
      <style:text-properties officeooo:rsid="001509e7" officeooo:paragraph-rsid="001509e7"/>
    </style:style>
    <style:style style:name="P4" style:family="paragraph" style:parent-style-name="Standard">
      <style:text-properties officeooo:rsid="00163ce8" officeooo:paragraph-rsid="00163ce8"/>
    </style:style>
    <style:style style:name="P5" style:family="paragraph" style:parent-style-name="Standard">
      <style:text-properties officeooo:rsid="001786af" officeooo:paragraph-rsid="001786af"/>
    </style:style>
    <style:style style:name="T1" style:family="text">
      <style:text-properties officeooo:rsid="001786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kstjes</text:p>
      <text:p text:style-name="P1"/>
      <text:p text:style-name="P1"/>
      <text:p text:style-name="P2">Als de eerste ronde begint:</text:p>
      <text:p text:style-name="P2">- "[Username Player 1] sends out [naam Pokemon]!"</text:p>
      <text:p text:style-name="P2">- "[Username Player 2] sends out [naam Pokemon]!"</text:p>
      <text:p text:style-name="P2"/>
      <text:p text:style-name="P3">Dan kiezen ze een aanval of switch:</text:p>
      <text:p text:style-name="P3">Bij aanval:</text:p>
      <text:p text:style-name="P3">-<text:span text:style-name="T1"> </text:span>"[Pokemon die op dit moment aanvalt] uses [attack_name]!</text:p>
      <text:p text:style-name="P3">+ it is very effective / it is not very effective / niks erachter ." </text:p>
      <text:p text:style-name="P5">(afhankelijk van wat het dus is)</text:p>
      <text:p text:style-name="P3"/>
      <text:p text:style-name="P3">Bij switch:</text:p>
      <text:p text:style-name="P3">-"[Username player die switcht] calls back [current pokemon] and sends out [new pokemon]."</text:p>
      <text:p text:style-name="P3"/>
      <text:p text:style-name="P4">Als iemand doodgaat:</text:p>
      <text:p text:style-name="P4">-<text:span text:style-name="T1"> </text:span>"[Pokemonnaam] is not able to battle anymore!"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6:38:22.269885198</meta:creation-date>
    <dc:date>2019-06-09T16:43:57.836512647</dc:date>
    <meta:editing-duration>PT5M33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87" meta:character-count="507" meta:non-whitespace-character-count="432"/>
  </office:meta>
</office:document-meta>
</file>